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2_11-37-53_000.jpg</text:p>
          </table:table-cell>
          <table:table-cell table:style-name="ce11" office:value-type="string">
            <text:p>:m RES 1*3 / free# JVEMV6 68#_111:1_id=9IP4:2 / 68. theoretical-physics(tp) / w=~,topics=階乗数の性質,other=q+:open:(a^_(a-k+1)+1)と、((a+m)^_(a-k+1));q+:(a^_(a-b)+x)が、階乗数になる条件</text:p>
          </table:table-cell>
          <table:table-cell table:style-name="ce19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2]=&quot;&quot;;[.C2];CONCATENATE([.C2];&quot; / &quot;;[.E2]))" office:value-type="string" office:string-value=":m RES 1*3 / free# JVEMV6 68#_111:1_id=9IP4:2 / 68. theoretical-physics(tp) / w=~,topics=階乗数の性質,other=q+:open:(a^_(a-k+1)+1)と、((a+m)^_(a-k+1));q+:(a^_(a-b)+x)が、階乗数になる条件">
            <text:p>:m RES 1*3 / free# JVEMV6 68#_111:1_id=9IP4:2 / 68. theoretical-physics(tp) / w=~,topics=階乗数の性質,other=q+:open:(a^_(a-k+1)+1)と、((a+m)^_(a-k+1));q+:(a^_(a-b)+x)が、階乗数になる条件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2_11-38-45_000.jpg</text:p>
          </table:table-cell>
          <table:table-cell table:style-name="ce11" office:value-type="string">
            <text:p>:m RES 2*3 / free# JVEMV6 68#_111:1_id=9IP4:2 / 68. theoretical-physics(tp) / w=~,topics=階乗数の性質,other=q+</text:p>
          </table:table-cell>
          <table:table-cell table:style-name="ce11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3]=&quot;&quot;;[.C3];CONCATENATE([.C3];&quot; / &quot;;[.E3]))" office:value-type="string" office:string-value=":m RES 2*3 / free# JVEMV6 68#_111:1_id=9IP4:2 / 68. theoretical-physics(tp) / w=~,topics=階乗数の性質,other=q+">
            <text:p>:m RES 2*3 / free# JVEMV6 68#_111:1_id=9IP4:2 / 68. theoretical-physics(tp) / w=~,topics=階乗数の性質,other=q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2_11-39-06_000.jpg</text:p>
          </table:table-cell>
          <table:table-cell table:style-name="ce4" office:value-type="string">
            <text:p>:m RES 3*3 / free# JVEMV6 68#_111:1_id=9IP4:2 / 68. theoretical-physics(tp) / w=~,topics=階乗数の性質,other=~ / N+</text:p>
          </table:table-cell>
          <table:table-cell table:style-name="ce11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8" table:formula="of:=IF([.E4]=&quot;&quot;;[.C4];CONCATENATE([.C4];&quot; / &quot;;[.E4]))" office:value-type="string" office:string-value=":m RES 3*3 / free# JVEMV6 68#_111:1_id=9IP4:2 / 68. theoretical-physics(tp) / w=~,topics=階乗数の性質,other=~ / N+">
            <text:p>:m RES 3*3 / free# JVEMV6 68#_111:1_id=9IP4:2 / 68. theoretical-physics(tp) / w=~,topics=階乗数の性質,other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2_11-51-24_000.jpg</text:p>
          </table:table-cell>
          <table:table-cell table:style-name="ce11" office:value-type="string">
            <text:p>:m 災害備蓄 / 梱包完了＋リスト / 2021-1002-① / さば缶；トマト缶；ごみ袋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5]=&quot;&quot;;[.C5];CONCATENATE([.C5];&quot; / &quot;;[.E5]))" office:value-type="string" office:string-value=":m 災害備蓄 / 梱包完了＋リスト / 2021-1002-① / さば缶；トマト缶；ごみ袋">
            <text:p>:m 災害備蓄 / 梱包完了＋リスト / 2021-1002-① / さば缶；トマト缶；ごみ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2_12-19-45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2854 E-139-34-49.215087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2_14-00-45_000.jpg</text:p>
          </table:table-cell>
          <table:table-cell table:style-name="ce18" office:value-type="string">
            <text:p>:m RES 1*1 / free# JVEMV6 68#_111:2_id=WQ9M:2 / 68. theoretical-physics(tp) / w=~,topics=グラフ,other=~ / N+</text:p>
          </table:table-cell>
          <table:table-cell table:style-name="ce11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7]=&quot;&quot;;[.C7];CONCATENATE([.C7];&quot; / &quot;;[.E7]))" office:value-type="string" office:string-value=":m RES 1*1 / free# JVEMV6 68#_111:2_id=WQ9M:2 / 68. theoretical-physics(tp) / w=~,topics=グラフ,other=~ / N+">
            <text:p>:m RES 1*1 / free# JVEMV6 68#_111:2_id=WQ9M:2 / 68. theoretical-physics(tp) / w=~,topics=グラフ,other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2_14-01-00_000.jpg</text:p>
          </table:table-cell>
          <table:table-cell table:style-name="ce8" office:value-type="string">
            <text:p>:m #*# / math / topic=階乗冪 / content=階乗冪同士の商：割り切れるか？</text:p>
          </table:table-cell>
          <table:table-cell table:style-name="ce11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8]=&quot;&quot;;[.C8];CONCATENATE([.C8];&quot; / &quot;;[.E8]))" office:value-type="string" office:string-value=":m #*# / math / topic=階乗冪 / content=階乗冪同士の商：割り切れるか？">
            <text:p>:m #*# / math / topic=階乗冪 / content=階乗冪同士の商：割り切れる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2_16-05-45_000.jpg</text:p>
          </table:table-cell>
          <table:table-cell table:style-name="ce19" office:value-type="string">
            <text:p>:m / 1*1 / guitar / session-memo / s.1:content=arabic-iranian-like,key=Ef,for=tab-code;tuning,from=~,R=1,pieces=~,genr=pattern-atom,other=~</text:p>
          </table:table-cell>
          <table:table-cell table:style-name="ce11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9]=&quot;&quot;;[.C9];CONCATENATE([.C9];&quot; / &quot;;[.E9]))" office:value-type="string" office:string-value=":m / 1*1 / guitar / session-memo / s.1:content=arabic-iranian-like,key=Ef,for=tab-code;tuning,from=~,R=1,pieces=~,genr=pattern-atom,other=~">
            <text:p>:m / 1*1 / guitar / session-memo / s.1:content=arabic-iranian-like,key=Ef,for=tab-code;tuning,from=~,R=1,pieces=~,genr=pattern-atom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2_17-57-33_000.jpg</text:p>
          </table:table-cell>
          <table:table-cell table:style-name="ce19" office:value-type="string">
            <text:p>:m RES 1*1 / free# JVEMV6 68#_111:3 / 68. theoretical-physics(tp) / w=neighborhood,topics=topological-space,other=~,doc=7-4~1#4</text:p>
          </table:table-cell>
          <table:table-cell table:style-name="ce11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10]=&quot;&quot;;[.C10];CONCATENATE([.C10];&quot; / &quot;;[.E10]))" office:value-type="string" office:string-value=":m RES 1*1 / free# JVEMV6 68#_111:3 / 68. theoretical-physics(tp) / w=neighborhood,topics=topological-space,other=~,doc=7-4~1#4">
            <text:p>:m RES 1*1 / free# JVEMV6 68#_111:3 / 68. theoretical-physics(tp) / w=neighborhood,topics=topological-space,other=~,doc=7-4~1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2_18-15-47_000.jpg</text:p>
          </table:table-cell>
          <table:table-cell table:style-name="ce19" office:value-type="string">
            <text:p>:m / 1*1 / percussion,rythm / session-memo / s.1:item=やかん,hitter=hand:both,pieces=~,genr=pattern-atom,R=1</text:p>
          </table:table-cell>
          <table:table-cell table:style-name="ce11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8" table:formula="of:=IF([.E11]=&quot;&quot;;[.C11];CONCATENATE([.C11];&quot; / &quot;;[.E11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2_20-36-57_000.jpg</text:p>
          </table:table-cell>
          <table:table-cell table:style-name="ce19" office:value-type="string">
            <text:p>:PHOTO 記録 / @自室 / what=電球@風呂場 / for=交換するので、製品のデータを知りたい / occasion=~</text:p>
          </table:table-cell>
          <table:table-cell table:style-name="ce18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8" table:formula="of:=IF([.E12]=&quot;&quot;;[.C12];CONCATENATE([.C12];&quot; / &quot;;[.E12]))" office:value-type="string" office:string-value=":PHOTO 記録 / @自室 / what=電球@風呂場 / for=交換するので、製品のデータを知りたい / occasion=~">
            <text:p>:PHOTO 記録 / @自室 / what=電球@風呂場 / for=交換するので、製品のデータを知りたい / occasion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2_20-37-29_000.jpg</text:p>
          </table:table-cell>
          <table:table-cell table:style-name="ce19" office:value-type="string">
            <text:p>:PHOTO 記録 / @自室 / what=電球@風呂場 / for=交換するので、製品のデータを知りたい / occasion=~</text:p>
          </table:table-cell>
          <table:table-cell table:style-name="ce11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8" table:formula="of:=IF([.E13]=&quot;&quot;;[.C13];CONCATENATE([.C13];&quot; / &quot;;[.E13]))" office:value-type="string" office:string-value=":PHOTO 記録 / @自室 / what=電球@風呂場 / for=交換するので、製品のデータを知りたい / occasion=~">
            <text:p>:PHOTO 記録 / @自室 / what=電球@風呂場 / for=交換するので、製品のデータを知りたい / occasion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2_21-29-47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3_07-43-13_000.jpg</text:p>
          </table:table-cell>
          <table:table-cell table:style-name="ce18" office:value-type="string">
            <text:p>:m :PHOTO 起きた時刻 / 2021 ||| :m other / log / 寝る前　ウェブ閲覧　記録　（for オナニー） / 未了：５７分</text:p>
          </table:table-cell>
          <table:table-cell table:style-name="ce11"/>
          <table:table-cell table:style-name="ce4"/>
          <table:table-cell table:style-name="ce4" office:value-type="string">
            <text:p>N-35-35-28.559875 E-139-34-49.105224</text:p>
          </table:table-cell>
          <table:table-cell table:style-name="ce38" table:formula="of:=IF([.E15]=&quot;&quot;;[.C15];CONCATENATE([.C15];&quot; / &quot;;[.E15]))" office:value-type="string" office:string-value=":m :PHOTO 起きた時刻 / 2021 ||| :m other / log / 寝る前　ウェブ閲覧　記録　（for オナニー） / 未了：５７分">
            <text:p>:m :PHOTO 起きた時刻 / 2021 ||| :m other / log / 寝る前　ウェブ閲覧　記録　（for オナニー） / 未了：５７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3_08-12-08_000.jpg</text:p>
          </table:table-cell>
          <table:table-cell table:style-name="ce19" office:value-type="string">
            <text:p>:PHOTO 記録 / 文書　/ occasion=ワクチン接種 / for=接種日を記憶に登らせるためのメモ / doc=メモ,other=カウントダウン・メモ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16]=&quot;&quot;;[.C16];CONCATENATE([.C16];&quot; / &quot;;[.E16]))" office:value-type="string" office:string-value=":PHOTO 記録 / 文書　/ occasion=ワクチン接種 / for=接種日を記憶に登らせるためのメモ / doc=メモ,other=カウントダウン・メモ">
            <text:p>:PHOTO 記録 / 文書　/ occasion=ワクチン接種 / for=接種日を記憶に登らせるためのメモ / doc=メモ,other=カウントダウン・メ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3_08-13-16_000.jpg</text:p>
          </table:table-cell>
          <table:table-cell table:style-name="ce19" office:value-type="string">
            <text:p>:m :lets / action activity / やること / genre=研究活動 / content=日本研究。書き始めよう</text:p>
          </table:table-cell>
          <table:table-cell table:style-name="ce11"/>
          <table:table-cell table:style-name="ce4"/>
          <table:table-cell table:style-name="ce4" office:value-type="string">
            <text:p>N-35-35-28.49121 E-139-34-49.215087</text:p>
          </table:table-cell>
          <table:table-cell table:style-name="ce38" table:formula="of:=IF([.E17]=&quot;&quot;;[.C17];CONCATENATE([.C17];&quot; / &quot;;[.E17]))" office:value-type="string" office:string-value=":m :lets / action activity / やること / genre=研究活動 / content=日本研究。書き始めよう">
            <text:p>:m :lets / action activity / やること / genre=研究活動 / content=日本研究。書き始めよ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2_16-04-00_000.mp4</text:p>
          </table:table-cell>
          <table:table-cell table:style-name="ce27" office:value-type="string">
            <text:p>:VIDEO / @自室 / 記録 / guitar / 演奏、play / R=1 / content=~,key=Ef,genr=iranian-arabic,other=~,memo~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guitar / 演奏、play / R=1 / content=~,key=Ef,genr=iranian-arabic,other=~,memo~">
            <text:p>:VIDEO / @自室 / 記録 / guitar / 演奏、play / R=1 / content=~,key=Ef,genr=iranian-arabic,other=~,memo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02_18-13-49_000.mp4</text:p>
          </table:table-cell>
          <table:table-cell table:style-name="ce27" office:value-type="string">
            <text:p>:VIDEO / @自室 / 記録 / percussion,rythm / 演奏、play / R=1 / item=やかん,hitter=hand:both:palm,genr=pattern-atom,memo+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percussion,rythm / 演奏、play / R=1 / item=やかん,hitter=hand:both:palm,genr=pattern-atom,memo+">
            <text:p>:VIDEO / @自室 / 記録 / percussion,rythm / 演奏、play / R=1 / item=やかん,hitter=hand:both:palm,genr=pattern-atom,memo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2_18-38-55_000.mp4</text:p>
          </table:table-cell>
          <table:table-cell table:style-name="ce8" office:value-type="string">
            <text:p>:VIDEO / @自室 / 記録 / jap.flute / 演奏、play / R=1 / prac,for=sound-quarter~fingering:2nd-note~6th-hole-open,Re+,memo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R=1 / prac,for=sound-quarter~fingering:2nd-note~6th-hole-open,Re+,memo=~">
            <text:p>:VIDEO / @自室 / 記録 / jap.flute / 演奏、play / R=1 / prac,for=sound-quarter~fingering:2nd-note~6th-hole-open,Re+,memo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 ||| :m other / log / 寝る前　ウェブ閲覧　記録　（for オナニー） / 未了：５７分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2021/10/03</text:date>, <text:time>09:3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3T09:32:04.68</dc:date>
    <dc:creator>iwabuchi ken</dc:creator>
    <meta:editing-duration>P37DT21H2M49S</meta:editing-duration>
    <meta:editing-cycles>13471</meta:editing-cycles>
    <meta:document-statistic meta:table-count="1" meta:cell-count="468" meta:object-count="0"/>
  </office:meta>
</office:document-meta>
</file>